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draw:fill-color="#6699cc" draw:textarea-horizontal-align="justify" draw:textarea-vertical-align="middle" draw:auto-grow-height="false" fo:min-height="2.502cm" fo:min-width="3.522cm"/>
    </style:style>
    <style:style style:name="gr2" style:family="graphic" style:parent-style-name="standard">
      <style:graphic-properties draw:fill-color="#cccccc" draw:textarea-horizontal-align="justify" draw:textarea-vertical-align="middle" draw:auto-grow-height="false" fo:min-height="14.482cm" fo:min-width="12.708cm"/>
    </style:style>
    <style:style style:name="gr3" style:family="graphic" style:parent-style-name="standard">
      <style:graphic-properties draw:fill-color="#990000" draw:textarea-horizontal-align="justify" draw:textarea-vertical-align="middle" draw:auto-grow-height="false" fo:min-height="0.136cm" fo:min-width="0.381cm"/>
    </style:style>
    <style:style style:name="gr4" style:family="graphic" style:parent-style-name="standard">
      <style:graphic-properties draw:fill-color="#666666" draw:textarea-horizontal-align="justify" draw:textarea-vertical-align="middle" draw:auto-grow-height="false" fo:min-height="9.23cm" fo:min-width="8.218cm"/>
    </style:style>
    <style:style style:name="gr5" style:family="graphic" style:parent-style-name="standard">
      <style:graphic-properties draw:fill-color="#333333" draw:textarea-horizontal-align="justify" draw:textarea-vertical-align="middle" draw:auto-grow-height="false" fo:min-height="1.868cm" fo:min-width="11.397cm"/>
    </style:style>
    <style:style style:name="gr6" style:family="graphic" style:parent-style-name="standard">
      <style:graphic-properties draw:fill-color="#cc99cc" draw:textarea-horizontal-align="justify" draw:textarea-vertical-align="middle" draw:auto-grow-height="false" fo:min-height="2.153cm" fo:min-width="7.744cm"/>
    </style:style>
    <style:style style:name="gr7" style:family="graphic" style:parent-style-name="standard">
      <style:graphic-properties draw:textarea-horizontal-align="justify" draw:textarea-vertical-align="middle" draw:auto-grow-height="false" fo:min-height="0.669cm" fo:min-width="7.784cm"/>
    </style:style>
    <style:style style:name="gr8" style:family="graphic" style:parent-style-name="standard">
      <style:graphic-properties draw:fill-color="#99cccc" draw:textarea-horizontal-align="justify" draw:textarea-vertical-align="middle" draw:auto-grow-height="false" fo:min-height="0.669cm" fo:min-width="7.784cm"/>
    </style:style>
    <style:style style:name="gr9" style:family="graphic" style:parent-style-name="standard">
      <style:graphic-properties draw:fill-color="#ffcc99" draw:textarea-horizontal-align="justify" draw:textarea-vertical-align="middle" draw:auto-grow-height="false" fo:min-height="0.488cm" fo:min-width="6.788cm"/>
    </style:style>
    <style:style style:name="gr10" style:family="graphic" style:parent-style-name="standard">
      <style:graphic-properties draw:fill-color="#ffffff" draw:textarea-horizontal-align="justify" draw:textarea-vertical-align="middle" draw:auto-grow-height="false" fo:min-height="0.668cm" fo:min-width="7.784cm"/>
    </style:style>
    <style:style style:name="gr11" style:family="graphic" style:parent-style-name="standard">
      <style:graphic-properties draw:fill-color="#ffffcc" draw:textarea-horizontal-align="justify" draw:textarea-vertical-align="middle" draw:auto-grow-height="false" fo:min-height="3.375cm" fo:min-width="4.585cm" fo:wrap-option="no-wrap"/>
    </style:style>
    <style:style style:name="gr12" style:family="graphic" style:parent-style-name="standard">
      <style:graphic-properties draw:textarea-horizontal-align="justify" draw:textarea-vertical-align="middle" draw:auto-grow-height="false" fo:min-height="0.291cm" fo:min-width="2.235cm"/>
    </style:style>
    <style:style style:name="gr13" style:family="graphic" style:parent-style-name="standard">
      <style:graphic-properties draw:textarea-horizontal-align="justify" draw:textarea-vertical-align="middle" draw:auto-grow-height="false" fo:min-height="0.29cm" fo:min-width="2.235cm"/>
    </style:style>
    <style:style style:name="gr14" style:family="graphic" style:parent-style-name="standard">
      <style:graphic-properties draw:fill-color="#cc6699" draw:textarea-horizontal-align="justify" draw:textarea-vertical-align="middle" draw:auto-grow-height="false" fo:min-height="0.291cm" fo:min-width="1.038cm"/>
    </style:style>
    <style:style style:name="gr15" style:family="graphic" style:parent-style-name="standard">
      <style:graphic-properties draw:fill-color="#cc9966" draw:textarea-horizontal-align="justify" draw:textarea-vertical-align="middle" draw:auto-grow-height="false" fo:min-height="0.291cm" fo:min-width="2.027cm"/>
    </style:style>
    <style:style style:name="gr16" style:family="graphic" style:parent-style-name="standard">
      <style:graphic-properties draw:fill-color="#cc9966" draw:textarea-horizontal-align="justify" draw:textarea-vertical-align="middle" draw:auto-grow-height="false" fo:min-height="0.29cm" fo:min-width="2.027cm"/>
    </style:style>
    <style:style style:name="gr17" style:family="graphic" style:parent-style-name="standard">
      <style:graphic-properties draw:textarea-horizontal-align="justify" draw:textarea-vertical-align="middle" draw:auto-grow-height="false" fo:min-height="0.39cm" fo:min-width="6.798cm"/>
    </style:style>
    <style:style style:name="gr18" style:family="graphic" style:parent-style-name="standard">
      <style:graphic-properties draw:fill-color="#99cccc" draw:textarea-horizontal-align="justify" draw:textarea-vertical-align="middle" draw:auto-grow-height="false" fo:min-height="1.019cm" fo:min-width="1.243cm" fo:wrap-option="no-wrap"/>
    </style:style>
    <style:style style:name="gr19" style:family="graphic" style:parent-style-name="standard">
      <style:graphic-properties draw:stroke="none" svg:stroke-color="#000000" draw:fill="none" draw:fill-color="#ffffff" draw:textarea-horizontal-align="left" draw:auto-grow-height="true" draw:auto-grow-width="false" fo:min-height="0.966cm" fo:min-width="0cm"/>
    </style:style>
    <style:style style:name="gr20" style:family="graphic" style:parent-style-name="standard">
      <style:graphic-properties draw:stroke="none" svg:stroke-color="#000000" draw:fill="none" draw:fill-color="#ffffff" draw:textarea-horizontal-align="left" draw:auto-grow-height="true" draw:auto-grow-width="true" fo:min-height="1.423cm" fo:min-width="3.977cm"/>
    </style:style>
    <style:style style:name="P1" style:family="paragraph">
      <style:paragraph-properties fo:text-align="center"/>
    </style:style>
    <style:style style:name="P2" style:family="paragraph">
      <loext:graphic-properties draw:fill-color="#6699cc"/>
      <style:paragraph-properties fo:text-align="center"/>
      <style:text-properties fo:font-size="13pt" style:font-size-asian="13pt" style:font-size-complex="13pt"/>
    </style:style>
    <style:style style:name="P3" style:family="paragraph">
      <loext:graphic-properties draw:fill-color="#cccccc"/>
      <style:paragraph-properties fo:text-align="center"/>
    </style:style>
    <style:style style:name="P4" style:family="paragraph">
      <loext:graphic-properties draw:fill-color="#990000"/>
      <style:paragraph-properties fo:text-align="center"/>
    </style:style>
    <style:style style:name="P5" style:family="paragraph">
      <loext:graphic-properties draw:fill-color="#666666"/>
      <style:paragraph-properties fo:text-align="center"/>
    </style:style>
    <style:style style:name="P6" style:family="paragraph">
      <loext:graphic-properties draw:fill-color="#333333"/>
      <style:paragraph-properties fo:text-align="center"/>
      <style:text-properties fo:font-style="italic" style:font-style-asian="italic" style:font-style-complex="italic"/>
    </style:style>
    <style:style style:name="P7" style:family="paragraph">
      <loext:graphic-properties draw:fill-color="#cc99cc"/>
      <style:paragraph-properties fo:text-align="center"/>
    </style:style>
    <style:style style:name="P8" style:family="paragraph">
      <loext:graphic-properties draw:fill-color="#99cccc"/>
      <style:paragraph-properties fo:text-align="center"/>
    </style:style>
    <style:style style:name="P9" style:family="paragraph">
      <loext:graphic-properties draw:fill-color="#ffcc99"/>
      <style:paragraph-properties fo:text-align="center"/>
      <style:text-properties fo:font-size="15pt" style:font-size-asian="15pt" style:font-size-complex="15pt"/>
    </style:style>
    <style:style style:name="P10" style:family="paragraph">
      <loext:graphic-properties draw:fill-color="#ffffff"/>
      <style:paragraph-properties fo:text-align="center"/>
      <style:text-properties fo:font-size="18pt" style:font-size-asian="18pt" style:font-size-complex="18pt"/>
    </style:style>
    <style:style style:name="P11" style:family="paragraph">
      <loext:graphic-properties draw:fill-color="#ffffcc"/>
      <style:paragraph-properties fo:text-align="center"/>
    </style:style>
    <style:style style:name="P12" style:family="paragraph">
      <style:paragraph-properties fo:text-align="center"/>
      <style:text-properties fo:font-size="15pt" style:font-size-asian="15pt" style:font-size-complex="15pt"/>
    </style:style>
    <style:style style:name="P13" style:family="paragraph">
      <loext:graphic-properties draw:fill-color="#cc6699"/>
      <style:paragraph-properties fo:text-align="center"/>
      <style:text-properties fo:font-size="15pt" style:font-size-asian="15pt" style:font-size-complex="15pt"/>
    </style:style>
    <style:style style:name="P14" style:family="paragraph">
      <loext:graphic-properties draw:fill-color="#cc9966"/>
      <style:paragraph-properties fo:text-align="center"/>
      <style:text-properties fo:font-size="15pt" style:font-size-asian="15pt" style:font-size-complex="15pt"/>
    </style:style>
    <style:style style:name="P15" style:family="paragraph">
      <loext:graphic-properties draw:fill="none" draw:fill-color="#ffffff"/>
    </style:style>
    <style:style style:name="P16" style:family="paragraph">
      <loext:graphic-properties draw:fill="none" draw:fill-color="#ffffff"/>
      <style:paragraph-properties fo:text-align="center"/>
    </style:style>
    <style:style style:name="T1" style:family="text">
      <style:text-properties fo:font-size="13pt" style:font-size-asian="13pt" style:font-size-complex="13pt"/>
    </style:style>
    <style:style style:name="T2" style:family="text">
      <style:text-properties fo:font-size="13pt" fo:font-style="italic" style:font-size-asian="13pt" style:font-style-asian="italic" style:font-size-complex="13pt" style:font-style-complex="italic"/>
    </style:style>
    <style:style style:name="T3" style:family="text">
      <style:text-properties fo:color="#ffffff"/>
    </style:style>
    <style:style style:name="T4" style:family="text">
      <style:text-properties fo:color="#ffffff" fo:font-style="normal" style:font-style-asian="normal" style:font-style-complex="normal"/>
    </style:style>
    <style:style style:name="T5" style:family="text">
      <style:text-properties fo:font-size="15pt" style:font-size-asian="15pt" style:font-size-complex="15pt"/>
    </style:style>
    <style:style style:name="T6" style:family="text">
      <style:text-properties fo:font-size="18pt" style:font-size-asian="18pt" style:font-size-complex="18pt"/>
    </style:style>
    <style:style style:name="T7" style:family="text">
      <style:text-properties fo:font-style="italic" style:font-style-asian="italic" style:font-style-complex="itali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layer="layout" svg:width="4.318cm" svg:height="3.048cm" svg:x="23.059cm" svg:y="3.509cm">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score: </text:span><text:span text:style-name="T2">x</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3" draw:layer="layout" svg:width="13.208cm" svg:height="14.732cm" svg:x="8.989cm" svg:y="3.971cm">
          <text:p text:style-name="P1">Identity Reconciliation Engin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draw:enhanced-geometry svg:viewBox="0 0 21600 21600" draw:type="rectangle" draw:enhanced-path="M 0 0 L 21600 0 21600 21600 0 21600 0 0 Z N"/>
        </draw:custom-shape>
        <draw:custom-shape draw:style-name="gr3" draw:text-style-name="P4" draw:layer="layout" svg:width="1.016cm" svg:height="1.016cm" svg:x="8.143cm" svg:y="10.623cm">
          <text:p/>
          <draw:enhanced-geometry svg:viewBox="0 0 21600 21600" draw:text-areas="0 ?f0 ?f5 ?f2" draw:type="right-arrow" draw:modifiers="14017.6991150442 6711.50442477876"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 draw:text-style-name="P5" draw:layer="layout" svg:width="8.89cm" svg:height="9.652cm" svg:x="9.751cm" svg:y="6.303cm">
          <text:p text:style-name="P1"><text:span text:style-name="T3">Stage Execution</text:span></text:p>
          <text:p text:style-name="P1"/>
          <text:p text:style-name="P1"/>
          <text:p text:style-name="P1"/>
          <text:p text:style-name="P1"/>
          <text:p text:style-name="P1"/>
          <text:p text:style-name="P1"/>
          <text:p text:style-name="P1"/>
          <text:p text:style-name="P1"/>
          <text:p text:style-name="P1"/>
          <text:p text:style-name="P1"/>
          <text:p text:style-name="P1"/>
          <text:p text:style-name="P1"/>
          <draw:enhanced-geometry svg:viewBox="0 0 21600 21600" draw:path-stretchpoint-x="10800" draw:path-stretchpoint-y="10800" draw:text-areas="?f3 ?f4 ?f5 ?f6" draw:type="round-rectangle" draw:modifiers="720.39365773646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6" draw:layer="layout" svg:width="12.065cm" svg:height="2.286cm" draw:transform="rotate (1.5707963267949) translate (19.49cm 17.272cm)">
          <text:p text:style-name="P1"><text:span text:style-name="T4">Coalescer (Custom Weighting Function)</text:span></text:p>
          <draw:enhanced-geometry svg:viewBox="0 0 21600 21600" draw:path-stretchpoint-x="10800" draw:path-stretchpoint-y="10800" draw:text-areas="?f3 ?f4 ?f5 ?f6" draw:type="round-rectangle" draw:modifiers="2710.6252732837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7" draw:layer="layout" svg:width="8.382cm" svg:height="2.541cm" svg:x="10.005cm" svg:y="11.636cm">
          <text:p text:style-name="P1">Multi-Stage</text:p>
          <text:p text:style-name="P1"/>
          <text:p text:style-name="P1"/>
          <draw:enhanced-geometry svg:viewBox="0 0 21600 21600" draw:path-stretchpoint-x="10800" draw:path-stretchpoint-y="10800" draw:text-areas="?f3 ?f4 ?f5 ?f6" draw:type="round-rectangle" draw:modifiers="2005.3501180173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1" draw:layer="layout" svg:width="8.382cm" svg:height="1.017cm" svg:x="10.005cm" svg:y="9.097cm">
          <text:p text:style-name="P1">Elastic Search Name Entry</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8" draw:layer="layout" svg:width="8.382cm" svg:height="1.017cm" svg:x="10.005cm" svg:y="7.827cm">
          <text:p text:style-name="P1">Name Entry Length</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1" draw:layer="layout" svg:width="8.382cm" svg:height="1.017cm" svg:x="10.005cm" svg:y="10.367cm">
          <text:p text:style-name="P1">Elastic Search Name</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9" draw:layer="layout" svg:width="7.366cm" svg:height="0.816cm" svg:x="10.505cm" svg:y="13.307cm">
          <text:p text:style-name="P1"><text:span text:style-name="T5">SNAC Degree Sort</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10" draw:layer="layout" svg:width="8.382cm" svg:height="1.016cm" svg:x="10.005cm" svg:y="14.431cm">
          <text:p text:style-name="P1"><text:span text:style-name="T6">Other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 draw:text-style-name="P11" draw:layer="layout" svg:width="7.782cm" svg:height="5.587cm" svg:x="0.391cm" svg:y="8.335cm">
          <text:p text:style-name="P1">Query Constellation</text:p>
          <text:p text:style-name="P1"/>
          <text:p text:style-name="P1"/>
          <text:p text:style-name="P1"/>
          <text:p text:style-name="P1"/>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2" draw:text-style-name="P12" draw:layer="layout" svg:width="2.793cm" svg:height="0.599cm" svg:x="1.389cm" svg:y="10.231cm">
          <text:p text:style-name="P1"><text:span text:style-name="T5">Name Ent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12" draw:layer="layout" svg:width="2.793cm" svg:height="0.599cm" svg:x="1.389cm" svg:y="11.029cm">
          <text:p text:style-name="P1"><text:span text:style-name="T5">Name Ent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12" draw:layer="layout" svg:width="2.793cm" svg:height="0.598cm" svg:x="1.389cm" svg:y="11.828cm">
          <text:p text:style-name="P1"><text:span text:style-name="T5">Name Ent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13" draw:layer="layout" svg:width="1.596cm" svg:height="0.599cm" svg:x="4.382cm" svg:y="10.231cm">
          <text:p text:style-name="P1"><text:span text:style-name="T5">Date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14" draw:layer="layout" svg:width="2.585cm" svg:height="0.599cm" svg:x="4.382cm" svg:y="11.029cm">
          <text:p text:style-name="P1"><text:span text:style-name="T5">Occupa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14" draw:layer="layout" svg:width="2.585cm" svg:height="0.598cm" svg:x="4.382cm" svg:y="11.828cm">
          <text:p text:style-name="P1"><text:span text:style-name="T5">Occupa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12" draw:layer="layout" svg:width="7.366cm" svg:height="0.708cm" svg:x="10.513cm" svg:y="12.599cm">
          <text:p text:style-name="P1"><text:span text:style-name="T5">Elastic Search Name Ent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 draw:layer="layout" svg:width="1.016cm" svg:height="1.016cm" svg:x="18.641cm" svg:y="10.621cm">
          <text:p/>
          <draw:enhanced-geometry svg:viewBox="0 0 21600 21600" draw:text-areas="0 ?f0 ?f5 ?f2" draw:type="right-arrow" draw:modifiers="14017.6991150442 6711.50442477876"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 draw:text-style-name="P4" draw:layer="layout" svg:width="1.016cm" svg:height="1.016cm" svg:x="21.942cm" svg:y="10.622cm">
          <text:p/>
          <draw:enhanced-geometry svg:viewBox="0 0 21600 21600" draw:text-areas="0 ?f0 ?f5 ?f2" draw:type="right-arrow" draw:modifiers="14017.6991150442 6711.50442477876"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8" draw:text-style-name="P8" draw:layer="layout" svg:width="2.667cm" svg:height="1.955cm" svg:x="23.921cm" svg:y="3.84cm">
          <text:p text:style-name="P1">IC 1</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19" draw:text-style-name="P15" draw:layer="layout" svg:width="1.035cm" svg:height="1.216cm" svg:x="24.737cm" svg:y="15.955cm">
          <draw:text-box>
            <text:p>...</text:p>
          </draw:text-box>
        </draw:frame>
        <draw:custom-shape draw:style-name="gr1" draw:text-style-name="P2" draw:layer="layout" svg:width="4.318cm" svg:height="3.048cm" svg:x="23.06cm" svg:y="6.71cm">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score: </text:span><text:span text:style-name="T2">x</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 draw:text-style-name="P8" draw:layer="layout" svg:width="2.667cm" svg:height="1.955cm" svg:x="23.922cm" svg:y="7.041cm">
          <text:p text:style-name="P1">IC 2</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 draw:text-style-name="P2" draw:layer="layout" svg:width="4.318cm" svg:height="3.048cm" svg:x="23.06cm" svg:y="9.91cm">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score: </text:span><text:span text:style-name="T2">x</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 draw:text-style-name="P8" draw:layer="layout" svg:width="2.667cm" svg:height="1.955cm" svg:x="23.922cm" svg:y="10.241cm">
          <text:p text:style-name="P1">IC 3</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 draw:text-style-name="P2" draw:layer="layout" svg:width="4.318cm" svg:height="3.048cm" svg:x="23.06cm" svg:y="13.11cm">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score: </text:span><text:span text:style-name="T2">x</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 draw:text-style-name="P8" draw:layer="layout" svg:width="2.667cm" svg:height="1.955cm" svg:x="23.922cm" svg:y="13.441cm">
          <text:p text:style-name="P1">IC 4</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 draw:text-style-name="P2" draw:layer="layout" svg:width="4.318cm" svg:height="3.048cm" svg:x="23.06cm" svg:y="17.01cm">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score: </text:span><text:span text:style-name="T2">x</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 draw:text-style-name="P8" draw:layer="layout" svg:width="2.667cm" svg:height="1.955cm" svg:x="23.922cm" svg:y="17.341cm">
          <text:p text:style-name="P1">IC <text:span text:style-name="T7">N</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20" draw:text-style-name="P16" draw:layer="layout" svg:width="4.477cm" svg:height="1.673cm" svg:x="22.955cm" svg:y="1.64cm">
          <draw:text-box>
            <text:p text:style-name="P1">Candidate</text:p>
            <text:p text:style-name="P1">Constellations</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27.94cm" fo:page-height="21.59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1-25T17:00:11.253360884</meta:creation-date>
    <dc:date>2016-01-25T17:22:28.009893461</dc:date>
    <meta:editing-duration>PT5M19S</meta:editing-duration>
    <meta:editing-cycles>5</meta:editing-cycles>
    <meta:generator>LibreOffice/5.0.2.2$Linux_X86_64 LibreOffice_project/00m0$Build-2</meta:generator>
    <meta:document-statistic meta:object-count="32"/>
  </office:meta>
</office:document-meta>
</file>